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MatchElementPage.NewMatchElemen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wMatchElementPage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MatchElementPage.createControl( Composit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